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333333" style:text-line-through-style="none" style:text-line-through-type="none" style:font-name="Consolas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242729" style:text-line-through-style="none" style:text-line-through-type="none" style:font-name="Consolas" fo:font-size="10pt" fo:font-style="normal" style:text-underline-style="none" fo:font-weight="normal" style:text-blinking="false" fo:background-color="#ffffff"/>
    </style:style>
    <style:style style:name="P5" style:family="paragraph" style:parent-style-name="Text_20_body">
      <loext:graphic-properties draw:fill="solid" draw:fill-color="#eff0f1" draw:opacity="100%"/>
      <style:paragraph-properties fo:margin-top="0cm" fo:margin-bottom="0cm" loext:contextual-spacing="false" fo:line-height="120%" fo:background-color="#eff0f1" style:writing-mode="lr-tb"/>
      <style:text-properties fo:font-variant="normal" fo:text-transform="none" fo:color="#242729" style:text-line-through-style="none" style:text-line-through-type="none" style:font-name="Consolas" fo:font-size="10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242729" style:text-line-through-style="none" style:text-line-through-type="none" style:text-underline-style="none" style:text-blinking="false" fo:background-color="#ffffff"/>
    </style:style>
    <style:style style:name="P7" style:family="paragraph" style:parent-style-name="Text_20_body">
      <loext:graphic-properties draw:fill="solid" draw:fill-color="#eff0f1" draw:opacity="100%"/>
      <style:paragraph-properties fo:margin-top="0cm" fo:margin-bottom="0cm" loext:contextual-spacing="false" fo:line-height="120%" fo:background-color="#eff0f1" style:writing-mode="lr-tb"/>
    </style:style>
    <style:style style:name="T1" style:family="text">
      <style:text-properties style:font-name="Liberation Serif1" fo:font-size="12pt" fo:font-style="normal" fo:font-weight="normal"/>
    </style:style>
    <style:style style:name="T2" style:family="text">
      <style:text-properties style:font-name="Consolas" fo:font-size="10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e64674b-7fff-3f64-ec66-0955960fd2ea"/>sudo apt-get install mysql-server</text:p>
      <text:p text:style-name="Text_20_body"/>
      <text:p text:style-name="P3">sudo mysql_secure_installation</text:p>
      <text:p text:style-name="P2">   <text:span text:style-name="T1">// richiede password dovrebbe essere ghiglieno e rimettere ghiglieno</text:span></text:p>
      <text:p text:style-name="P2">   <text:span text:style-name="T1">// il resto tutto no trane reload privileges</text:span></text:p>
      <text:p text:style-name="Text_20_body"/>
      <text:p text:style-name="P4">sudo mysql -u root    </text:p>
      <text:p text:style-name="P6">   <text:span text:style-name="T2">//usare ghiglieno o password utilizzata</text:span></text:p>
      <text:p text:style-name="Text_20_body"/>
      <text:p text:style-name="P4">//da dentro mysql dare i comandi</text:p>
      <text:p text:style-name="Text_20_body"/>
      <text:p text:style-name="P4">use mysql;</text:p>
      <text:p text:style-name="P5">UPDATE user SET plugin='mysql_native_password' WHERE User='root';</text:p>
      <text:p text:style-name="P5">FLUSH PRIVILEGES;</text:p>
      <text:p text:style-name="P5">exit;</text:p>
      <text:p text:style-name="P7"> </text:p>
      <text:p text:style-name="P5">//usciti da mysql restart da prompt</text:p>
      <text:p text:style-name="P7"> </text:p>
      <text:p text:style-name="P5">sudo service mysql restart</text:p>
      <text:p text:style-name="Text_20_body"/>
      <text:p text:style-name="P3">sudo mysql_secure_installation</text:p>
      <text:p text:style-name="P2">   <text:span text:style-name="T1">// richiede password dovrebbe essere ghiglieno e rimettere ghiglieno</text:span></text:p>
      <text:p text:style-name="P2">   <text:span text:style-name="T1">// il resto tutto no trane reload privileges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0:18.231088997</meta:creation-date>
    <dc:date>2019-03-01T11:11:22.859185664</dc:date>
    <meta:editing-duration>PT1M5S</meta:editing-duration>
    <meta:editing-cycles>1</meta:editing-cycles>
    <meta:document-statistic meta:table-count="0" meta:image-count="0" meta:object-count="0" meta:page-count="1" meta:paragraph-count="19" meta:word-count="78" meta:character-count="586" meta:non-whitespace-character-count="502"/>
    <meta:generator>LibreOffice/5.2.7.2$Linux_X86_64 LibreOffice_project/20m0$Build-2</meta:generator>
  </office:meta>
</office:document-meta>
</file>